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0.84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3" table:default-cell-style-name="ce2"/>
        <table:table-column table:style-name="co5" table:number-columns-repeated="3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Ambient Temperature Distribution</text:p>
          </table:table-cell>
          <table:table-cell table:number-columns-repeated="4" office:value-type="string" calcext:value-type="string">
            <text:p>No Insulator</text:p>
          </table:table-cell>
          <table:table-cell table:number-columns-repeated="4" office:value-type="string" calcext:value-type="string">
            <text:p>1 inch insulator</text:p>
          </table:table-cell>
          <table:table-cell table:number-columns-repeated="4" office:value-type="string" calcext:value-type="string">
            <text:p>1 inch insulator (fan)</text:p>
          </table:table-cell>
        </table:table-row>
        <table:table-row table:style-name="ro1">
          <table:table-cell office:value-type="string" calcext:value-type="string">
            <text:p>Height above furnace [inches]</text:p>
          </table:table-cell>
          <table:table-cell table:number-columns-repeated="3" office:value-type="string" calcext:value-type="string">
            <text:p>Temperature [C]</text:p>
          </table:table-cell>
          <table:table-cell office:value-type="string" calcext:value-type="string">
            <text:p>Avg. Temperature [C]</text:p>
          </table:table-cell>
          <table:table-cell table:number-columns-repeated="3" office:value-type="string" calcext:value-type="string">
            <text:p>Temperature [C]</text:p>
          </table:table-cell>
          <table:table-cell office:value-type="string" calcext:value-type="string">
            <text:p>Avg. Temperature [C]</text:p>
          </table:table-cell>
          <table:table-cell table:number-columns-repeated="3" office:value-type="string" calcext:value-type="string">
            <text:p>Temperature [C]</text:p>
          </table:table-cell>
          <table:table-cell office:value-type="string" calcext:value-type="string">
            <text:p>Avg. Temperature [C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table:formula="of:=([.B3]+[.C3]+[.D3])/3" office:value-type="float" office:value="141" calcext:value-type="float">
            <text:p>141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table:formula="of:=([.F3]+[.G3]+[.H3])/3" office:value-type="float" office:value="198.333333333333" calcext:value-type="float">
            <text:p>198.3333333333</text:p>
          </table:table-cell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table:formula="of:=([.J3]+[.K3]+[.L3])/3" office:value-type="float" office:value="144.333333333333" calcext:value-type="float">
            <text:p>144.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formula="of:=([.B4]+[.C4]+[.D4])/3" office:value-type="float" office:value="87.6666666666667" calcext:value-type="float">
            <text:p>87.6666666667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table:formula="of:=([.F4]+[.G4]+[.H4])/3" office:value-type="float" office:value="181.666666666667" calcext:value-type="float">
            <text:p>181.6666666667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50" calcext:value-type="float">
            <text:p>150</text:p>
          </table:table-cell>
          <table:table-cell table:formula="of:=([.J4]+[.K4]+[.L4])/3" office:value-type="float" office:value="154.666666666667" calcext:value-type="float">
            <text:p>154.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([.B5]+[.C5]+[.D32])/3" office:value-type="float" office:value="55" calcext:value-type="float">
            <text:p>55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table:formula="of:=([.F5]+[.G5]+[.H5])/3" office:value-type="float" office:value="190" calcext:value-type="float">
            <text:p>19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59" calcext:value-type="float">
            <text:p>159</text:p>
          </table:table-cell>
          <table:table-cell table:formula="of:=([.J5]+[.K5]+[.L5])/3" office:value-type="float" office:value="158.333333333333" calcext:value-type="float">
            <text:p>158.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([.B6]+[.C6]+[.D33])/3" office:value-type="float" office:value="51.3333333333333" calcext:value-type="float">
            <text:p>51.3333333333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table:formula="of:=([.F6]+[.G6]+[.H6])/3" office:value-type="float" office:value="208.333333333333" calcext:value-type="float">
            <text:p>208.3333333333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table:formula="of:=([.J6]+[.K6]+[.L6])/3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formula="of:=([.B7]+[.C7]+[.D34])/3" office:value-type="float" office:value="48" calcext:value-type="float">
            <text:p>48</text:p>
          </table:table-cell>
          <table:table-cell office:value-type="string" calcext:value-type="string">
            <text:p>~~~~</text:p>
          </table:table-cell>
          <table:table-cell table:number-columns-repeated="2" office:value-type="string" calcext:value-type="string">
            <text:p>~~~~~</text:p>
          </table:table-cell>
          <table:table-cell table:number-columns-repeated="2" office:value-type="string" calcext:value-type="string">
            <text:p>~~~~</text:p>
          </table:table-cell>
          <table:table-cell table:number-columns-repeated="2" office:value-type="string" calcext:value-type="string">
            <text:p>~~~~~</text:p>
          </table:table-cell>
          <table:table-cell office:value-type="string" calcext:value-type="string">
            <text:p>~~~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([.B8]+[.C8]+[.D35])/3" office:value-type="float" office:value="43.6666666666667" calcext:value-type="float">
            <text:p>43.666666666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formula="of:=([.F8]+[.G8]+[.H8])/3" office:value-type="float" office:value="36.3333333333333" calcext:value-type="float">
            <text:p>36.3333333333</text:p>
          </table:table-cell>
          <table:table-cell table:number-columns-repeated="3" office:value-type="float" office:value="27" calcext:value-type="float">
            <text:p>27</text:p>
          </table:table-cell>
          <table:table-cell table:formula="of:=([.J8]+[.K8]+[.L8])/3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formula="of:=([.B9]+[.C9]+[.D36])/3" office:value-type="float" office:value="39.6666666666667" calcext:value-type="float">
            <text:p>39.666666666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([.F9]+[.G9]+[.H9])/3" office:value-type="float" office:value="28.6666666666667" calcext:value-type="float">
            <text:p>28.666666666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([.J9]+[.K9]+[.L9])/3" office:value-type="float" office:value="26.6666666666667" calcext:value-type="float">
            <text:p>26.6666666667</text:p>
          </table:table-cell>
        </table:table-row>
        <table:table-row table:style-name="ro1">
          <table:table-cell table:style-name="ce3" office:value-type="string" calcext:value-type="string">
            <text:p>Uncertainty</text:p>
          </table:table-cell>
          <table:table-cell table:formula="of:=SQRT((0.1)^2+(5)^2)" office:value-type="float" office:value="5.00099990002" calcext:value-type="float">
            <text:p>5.0009999</text:p>
          </table:table-cell>
          <table:table-cell table:style-name="ce4"/>
          <table:table-cell table:style-name="Default"/>
          <table:table-cell table:style-name="ce5" table:number-columns-repeated="3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5:45:41.864034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3:14:18.096932069</meta:creation-date>
    <dc:date>2017-06-07T15:49:38.151987744</dc:date>
    <meta:editing-duration>PT19H17M39S</meta:editing-duration>
    <meta:editing-cycles>6</meta:editing-cycles>
    <meta:generator>LibreOffice/5.1.6.2$Linux_X86_64 LibreOffice_project/10m0$Build-2</meta:generator>
    <meta:document-statistic meta:table-count="1" meta:cell-count="119" meta:object-count="0"/>
  </office:meta>
</office:document-meta>
</file>